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 style:master-page-name="MP0">
      <style:table-properties style:width="6.925in" fo:margin-left="0in" style:page-number="auto" table:align="left"/>
    </style:style>
    <style:style style:name="Table1.A" style:family="table-column">
      <style:table-column-properties style:column-width="2.308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break-before="page"/>
      <style:text-properties fo:color="#000000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officeooo:rsid="00167d46" officeooo:paragraph-rsid="00167d46"/>
    </style:style>
    <style:style style:name="P5" style:family="paragraph" style:parent-style-name="Table_20_Contents">
      <style:text-properties fo:color="#000000" officeooo:rsid="00167d46" officeooo:paragraph-rsid="00167d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5">Working?</text:p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stList*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9-11-12T18:05:00Z</meta:creation-date>
    <dc:date>2019-11-21T04:29:47.017000000</dc:date>
    <meta:editing-cycles>15</meta:editing-cycles>
    <meta:editing-duration>PT1H25M40S</meta:editing-duration>
    <meta:document-statistic meta:table-count="1" meta:image-count="0" meta:object-count="0" meta:page-count="2" meta:paragraph-count="99" meta:word-count="101" meta:character-count="422" meta:non-whitespace-character-count="420"/>
    <meta:template xlink:type="simple" xlink:actuate="onRequest" xlink:title="" xlink:href="Normal.dotm"/>
  </office:meta>
</office:document-meta>
</file>